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a5ba" officeooo:paragraph-rsid="0010a5ba"/>
    </style:style>
    <style:style style:name="P2" style:family="paragraph" style:parent-style-name="Standard">
      <style:text-properties fo:font-size="18pt" officeooo:rsid="0010a5ba" officeooo:paragraph-rsid="0010a5ba" style:font-size-asian="18pt" style:font-size-complex="18pt"/>
    </style:style>
    <style:style style:name="P3" style:family="paragraph" style:parent-style-name="Standard">
      <style:text-properties officeooo:rsid="00170206" officeooo:paragraph-rsid="00170206"/>
    </style:style>
    <style:style style:name="P4" style:family="paragraph" style:parent-style-name="Text_20_body">
      <style:text-properties officeooo:rsid="0010a5ba" officeooo:paragraph-rsid="0010a5ba"/>
    </style:style>
    <style:style style:name="P5" style:family="paragraph" style:parent-style-name="Preformatted_20_Text">
      <style:paragraph-properties fo:margin-top="0in" fo:margin-bottom="0.1965in" style:contextual-spacing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3e14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<text:tab/><text:span text:style-name="T2">Bootstrap Implementation</text:span></text:p>
      <text:p text:style-name="P2"/>
      <text:p text:style-name="P2">Include these lines in the Gemfile to install the gems from RubyGems.org:</text:p>
      <text:p text:style-name="P1"></text:p>
      <text:p text:style-name="P1">gem "therubyracer"</text:p>
      <text:p text:style-name="P1">gem "less-rails" #Sprockets (what Rails 3.1 uses for its asset pipeline) supports LESS</text:p>
      <text:p text:style-name="P1">gem "twitter-bootstrap-rails"</text:p>
      <text:p text:style-name="P1"></text:p>
      <text:p text:style-name="P2">or you can install from latest build;</text:p>
      <text:p text:style-name="P1"></text:p>
      <text:p text:style-name="P1">gem 'twitter-bootstrap-rails', :git =&gt; 'git://github.com/seyhunak/twitter-bootstrap-rails.git'</text:p>
      <text:p text:style-name="P1"></text:p>
      <text:p text:style-name="P1">Then run bundle install from the command line:</text:p>
      <text:p text:style-name="P1"></text:p>
      <text:p text:style-name="P1">bundle install</text:p>
      <text:p text:style-name="P1"></text:p>
      <text:p text:style-name="P1">Then run the bootstrap generator to add Bootstrap includes into your assets:</text:p>
      <text:p text:style-name="P1"></text:p>
      <text:p text:style-name="P1">rails generate bootstrap:install less --no-coffeescript</text:p>
      <text:p text:style-name="P1"></text:p>
      <text:p text:style-name="P1"></text:p>
      <text:p text:style-name="P1"></text:p>
      <text:p text:style-name="P2">Generating layouts and views</text:p>
      <text:p text:style-name="P1"></text:p>
      <text:p text:style-name="P1">You can run following generators to get started with Bootstrap quickly.</text:p>
      <text:p text:style-name="P1"></text:p>
      <text:p text:style-name="P1">Layout (generates Bootstrap compatible layout) - (Haml and Slim supported)</text:p>
      <text:p text:style-name="P1"></text:p>
      <text:p text:style-name="P1">Usage:</text:p>
      <text:p text:style-name="P1"></text:p>
      <text:p text:style-name="P1">rails g bootstrap:layout [LAYOUT_NAME] <text:s/>i.e. <text:s text:c="2"/><text:span text:style-name="T1"><text:s/>rails g bootstrap:layout Blog</text:span></text:p>
      <text:p text:style-name="P1"></text:p>
      <text:p text:style-name="P1">Themed (generates Bootstrap compatible scaffold views.) - (Haml and Slim supported)</text:p>
      <text:p text:style-name="P1"></text:p>
      <text:p text:style-name="P1">Usage:</text:p>
      <text:p text:style-name="P1"></text:p>
      <text:p text:style-name="P1">rails g bootstrap:themed [RESOURCE_NAME]</text:p>
      <text:p text:style-name="P1"></text:p>
      <text:p text:style-name="P1">Example:</text:p>
      <text:p text:style-name="P1"></text:p>
      <text:p text:style-name="P1">rails g scaffold Post title:string description:text</text:p>
      <text:p text:style-name="P1">rake db:migrate</text:p>
      <text:p text:style-name="P1">rails g bootstrap:themed Posts</text:p>
      <text:p text:style-name="P1"><text:soft-page-break/></text:p>
      <text:p text:style-name="P1">Notice the plural usage of the resource to generate bootstrap:themed.</text:p>
      <text:p text:style-name="P1"/>
      <text:p text:style-name="P1"/>
      <text:p text:style-name="P4">You have to <text:span text:style-name="T3">add </text:span><text:s/>Bootstrap LESS (bootstrap_and_overrides.css.less) in your application.css</text:p>
      <text:p text:style-name="Preformatted_20_Text">/*</text:p>
      <text:p text:style-name="Preformatted_20_Text"><text:s/>*= require bootstrap_and_overrides</text:p>
      <text:p text:style-name="P5"><text:s/>*/</text:p>
      <text:p text:style-name="P1"/>
      <text:p text:style-name="P4">Require Bootstrap JS (bootstrap.js) in your application.js</text:p>
      <text:p text:style-name="Preformatted_20_Text">//= require twitter/bootstrap</text:p>
      <text:p text:style-name="Preformatted_20_Text"/>
      <text:p text:style-name="Preformatted_20_Text">$(function(){</text:p>
      <text:p text:style-name="Preformatted_20_Text"><text:s text:c="2"/>/* Your JavaScript goes here... */</text:p>
      <text:p text:style-name="P5">});</text:p>
      <text:p text:style-name="P1"/>
      <text:p text:style-name="P4">If you want to customize what is loaded, your application.js would look something like this</text:p>
      <text:p text:style-name="Preformatted_20_Text">#= require jquery</text:p>
      <text:p text:style-name="Preformatted_20_Text">#= require jquery_ujs</text:p>
      <text:p text:style-name="Preformatted_20_Text">#= require twitter/bootstrap/transition</text:p>
      <text:p text:style-name="Preformatted_20_Text">#= require twitter/bootstrap/alert</text:p>
      <text:p text:style-name="Preformatted_20_Text">#= require twitter/bootstrap/modal</text:p>
      <text:p text:style-name="Preformatted_20_Text">#= require twitter/bootstrap/button</text:p>
      <text:p text:style-name="P5">#= require twitter/bootstrap/collapse</text:p>
      <text:p text:style-name="Text_20_body">...and so on for each bootstrap js component.</text:p>
      <text:p text:style-name="P1"/>
      <text:p text:style-name="P1"/>
      <text:p text:style-name="P3"><text:a xlink:type="simple" xlink:href="https://github.com/seyhunak/twitter-bootstrap-rails">https://github.com/seyhunak/twitter-bootstrap-rails</text:a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1" style:font-family-asian="'Droid Sans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8T12:35:58.213445718</meta:creation-date>
    <dc:date>2016-04-08T13:01:28.397196018</dc:date>
    <meta:editing-duration>PT2M46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2" meta:paragraph-count="63" meta:word-count="223" meta:character-count="1827" meta:non-whitespace-character-count="1595"/>
  </office:meta>
</office:document-meta>
</file>